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style:tab-stops>
          <style:tab-stop style:position="17.912cm"/>
        </style:tab-stops>
      </style:paragraph-properties>
      <style:text-properties style:font-name="Arial"/>
    </style:style>
    <style:style style:name="P2" style:family="paragraph" style:parent-style-name="Standard">
      <style:paragraph-properties>
        <style:tab-stops>
          <style:tab-stop style:position="17.912cm"/>
        </style:tab-stops>
      </style:paragraph-properties>
      <style:text-properties style:font-name="Arial"/>
    </style:style>
    <style:style style:name="P3" style:family="paragraph" style:parent-style-name="Standard">
      <style:paragraph-properties>
        <style:tab-stops>
          <style:tab-stop style:position="17.912cm"/>
        </style:tab-stops>
      </style:paragraph-properties>
      <style:text-properties style:font-name="Arial" fo:font-weight="bold" style:font-weight-asian="bold" style:font-weight-complex="bold"/>
    </style:style>
    <style:style style:name="P4" style:family="paragraph" style:parent-style-name="Standard">
      <style:paragraph-properties>
        <style:tab-stops>
          <style:tab-stop style:position="17.912cm"/>
        </style:tab-stops>
      </style:paragraph-properties>
      <style:text-properties style:font-name="Arial" fo:font-size="12pt" style:font-size-asian="12pt" style:font-size-complex="12pt"/>
    </style:style>
    <style:style style:name="T1" style:family="text">
      <style:text-properties fo:font-variant="normal" fo:text-transform="none" fo:color="#333333" style:font-name="sans-serif" fo:font-size="18pt" fo:letter-spacing="normal" fo:font-style="normal" fo:font-weight="bold"/>
    </style:style>
    <style:style style:name="T2" style:family="text">
      <style:text-properties fo:font-variant="normal" fo:text-transform="none" fo:color="#333333" style:font-name="sans-serif" fo:letter-spacing="normal" fo:font-style="normal" fo:font-weight="bold"/>
    </style:style>
    <style:style style:name="T3"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2">Not Defined</text:span> </text:p>
      <text:p text:style-name="P1">Entweder hat die Sicherheitsleitung keinen direkten Einblick oder kein Bewusstsein für die durchgeführten Aktivitäten, oder diese Aktivitäten sind stark dezentralisiert.</text:p>
      <text:p text:style-name="P1"/>
      <text:p text:style-name="P3">Aware</text:p>
      <text:p text:style-name="P1">Unternehmen sind sich bewusst, dass Cybervorfälle stattfinden, haben aber keinen Plan, wie sie darauf reagieren können.</text:p>
      <text:p text:style-name="P1"/>
      <text:p text:style-name="P4"><text:span text:style-name="T2">Reactive</text:span> </text:p>
      <text:p text:style-name="P1">IT-Sicherheitsteams versuchen, Cybervorfälle ad hoc zu entschärfen, wobei sie sich in erster Linie auf Reaktionen auf "Krisenniveau" konzentrieren. In dieser Phase sind die Eskalationsschwellen von Alarm zu Ereignis und Vorfall zu Krise noch nicht genau definiert. </text:p>
      <text:p text:style-name="P1"/>
      <text:p text:style-name="P3">Adaptive</text:p>
      <text:p text:style-name="P1">Unternehmen investieren in und entwickeln minimale Ressourcen, Richtlinien und Prozesse für die kontinuierliche Erkennung und Reaktion. Reaktionsteams sind befugt, Entscheidungen über Risikominderung oder -behebung zu treffen. </text:p>
      <text:p text:style-name="P1"/>
      <text:p text:style-name="P1"><text:span text:style-name="T1">Purposeful</text:span> </text:p>
      <text:p text:style-name="P1">Diese Stufe stellt ein optimiertes, wiederholbares Incident-Response-Programm dar, das automatisierte Reaktionsaktivitäten umfasst. Das Incident-Response-Programm trägt zur Sicherheitsstrategie bei und dient dem Krisenmanagement und den kontinuierlichen Operationen. </text:p>
      <text:p text:style-name="P1"/>
      <text:p text:style-name="P1"><text:span text:style-name="T1">Predictive</text:span> </text:p>
      <text:p text:style-name="P1">Ein vorausschauendes globales Enterprise Information Management-Programm ergreift proaktive Maßnahmen auf der Grundlage der Bedrohungslandschaft. Das Unternehmen ist ein wichtiger Partner im Prozess des Managements von Sicherheitsinformationen, der das Geschäftsrisiko integriert und zur Unternehmensstrategie und/oder zum Endergebnis beiträgt.</text:p>
      <text:p text:style-name="P1"/>
      <text:p text:style-name="P3">Detection</text:p>
      <text:p text:style-name="P1">Die Erkennung umfasst das Sammeln von Daten aus IT-Systemen, Sicherheitstools, öffentlich zugänglichen Daten und Personen innerhalb und außerhalb einer Organisation sowie die Identifizierung von Vorläufern und Indikatoren. </text:p>
      <text:p text:style-name="P1"/>
      <text:p text:style-name="P1">Das NIST-Empfehlungsdokument klassifiziert Anzeichen eines Vorfalls in zwei Gruppen – "Vorläufer" und "Indikatoren". </text:p>
      <text:p text:style-name="P1">Die NIST Special Publication 800-61 Revision 2 enthält eine umfassende Liste potenzieller Vorläufer und entsprechender Maßnahmen für Reaktionsteams. Reaktionsteams auf Vorfälle können sich auf diese Liste beziehen, um sicherzustellen, dass sie die Vorläufer und Indikatorquellen genau verstehen. Es ist jedoch von entscheidender Bedeutung, diese Indikatoren im Kontext der Fähigkeiten des Notfallteams zu bewerten. Die Wirksamkeit von Indikatorquellen hängt von der Fähigkeit des Teams ab, sie zu analysieren, was die Bedeutung von umsetzbaren Informationen gegenüber einer erschöpfenden, aber unüberschaubaren Liste unterstreicht.</text:p>
      <text:p text:style-name="P1"/>
      <text:p text:style-name="P1"/>
      <text:p text:style-name="P1"><text:span text:style-name="T3">Analysis</text:span><text:line-break/>Ein Teil dieses Prozesses besteht darin, die Basislinie oder die übliche Aktivität für die betroffenen Systeme zu ermitteln, ähnliche Ereignisse zu korrelieren und zu bestimmen, ob und wie sie vom normalen Verhalten abweichen. <text:line-break/><text:line-break/>Jeden Tag können tausende oder mehr Warnungen von Indikatorquellen erzeugt werden, und es ist möglich, dass es sich bei allen um falsch positive Meldungen handelt. Darüber hinaus können auch die Benutzer viele Indikatoren melden. Um festzustellen, ob es sich um einen echten Vorfall handelt, müssen all diese Symptome analysiert werden. <text:line-break/><text:line-break/><text:soft-page-break/>Um tatsächliche Vorfälle zu erkennen und zu analysieren, ist eine Kombination aus den folgenden Elementen erforderlich</text:p>
      <text:p text:style-name="P1"/>
      <text:p text:style-name="P1"/>
      <text:p text:style-name="P1"><text:span text:style-name="T3">Was ist HashCalc?</text:span><text:line-break/><text:line-break/>HashCalc ist ein leistungsfähiges Dienstprogramm zur Berechnung von Hash-Werten, auch bekannt als Prüfsummen, für Dateien unter Verwendung einer Vielzahl von Hash-Algorithmen. Es dient als Werkzeug für Benutzer, die die Integrität und Authentizität von Dateien überprüfen müssen. HashCalc erzeugt eindeutige Hash-Codes für jede Datei, und jede Änderung führt zu einem völlig anderen Hash-Code. Auf diese Weise können Benutzer selbst die kleinsten Änderungen an ihren Dateien erkennen.<text:line-break/><text:line-break/>HashCalc unterstützt gängige Hash-Algorithmen wie MD5, SHA-1 und SHA-256 und bietet eine benutzerfreundliche Oberfläche zur Berechnung von Hash-Werten für verschiedene Dateitypen.</text:p>
      <text:p text:style-name="P1"/>
      <text:p text:style-name="P3">How Does It Work?</text:p>
      <text:p text:style-name="P1">Benutzer können HashCalc nutzen, indem sie ihren bevorzugten Hash-Algorithmus auswählen, Dateien per Drag-and-Drop oder durch manuelle Auswahl hochladen und den Hash-Berechnungsprozess einleiten. Das Tool wendet dann den gewählten Algorithmus auf den Inhalt der Datei an und erzeugt einen Hash-Wert fester Größe, der normalerweise im Hexadezimalformat angezeigt wird. Die resultierenden Hash-Werte sind für Aufgaben wie die Überprüfung der Dateiintegrität und die Datendeduplizierung nützlich und gewährleisten die Genauigkeit und Konsistenz der Daten.</text:p>
      <text:p text:style-name="P1"/>
      <text:p text:style-name="P3">How Does HashCalc Relate to Cybersecurity?</text:p>
      <text:p text:style-name="P1">HashCalc spielt eine entscheidende Rolle bei der Überprüfung der Integrität von Dateien, ein grundlegender Aspekt der Datensicherheit. Durch die Generierung eindeutiger Hash-Werte für Dateien bietet es ein Mittel zur Erkennung unbefugter Änderungen oder Manipulationen, die durch Cyberangriffe wie Malware verursacht werden könnten. Fachleute für Cybersicherheit verwenden häufig Hash-Funktionen, um die Authentizität von Software und Dateien zu überprüfen und sicherzustellen, dass die Dateien während der Verteilung nicht gefährdet sind. Darüber hinaus hilft HashCalc bei der digitalen Forensik, indem es Analysten dabei unterstützt, die Integrität von Beweisdateien zu überprüfen und die Zuverlässigkeit von Daten in Ermittlungsprozessen sicherzustell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1.085cm" fo:margin-bottom="1.282cm" fo:margin-left="1.058cm" fo:margin-right="1.235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M3S</meta:editing-duration>
    <meta:editing-cycles>3</meta:editing-cycles>
    <meta:generator>OpenOffice/4.1.14$Win32 OpenOffice.org_project/4114m1$Build-9811</meta:generator>
    <dc:date>2024-01-08T12:37:39.55</dc:date>
    <dc:creator>kaos sevdalisi</dc:creator>
    <meta:document-statistic meta:table-count="0" meta:image-count="0" meta:object-count="0" meta:page-count="2" meta:paragraph-count="22" meta:word-count="653" meta:character-count="5174"/>
    <meta:user-defined meta:name="Info 1"/>
    <meta:user-defined meta:name="Info 2"/>
    <meta:user-defined meta:name="Info 3"/>
    <meta:user-defined meta:name="Info 4"/>
  </office:meta>
</office:document-meta>
</file>